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90000079647CBB9B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3d432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3d432" style:font-size-asian="20pt" style:font-weight-asian="bold" style:font-size-complex="2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0_3677842442"/><text:span text:style-name="T2">ANNEX </text:span><text:span text:style-name="T3">D</text:span><text:span text:style-name="T2">: D</text:span><text:bookmark-end text:name="__DdeLink__0_3677842442"/><text:span text:style-name="T3">atabase Design</text:span></text:p>
      <text:p text:style-name="P2"><text:span text:style-name="T3"/></text:p>
      <text:p text:style-name="P2"><draw:frame draw:style-name="fr1" draw:name="Image1" text:anchor-type="char" svg:width="7.4035in" svg:height="9.028in" draw:z-index="0"><draw:image xlink:href="Pictures/10000000000006A90000079647CBB9B0.jpg" xlink:type="simple" xlink:show="embed" xlink:actuate="onLoad" draw:mime-type="image/jpeg"/></draw:frame><text:span text:style-name="T1"><text:s/></text:span></text:p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font-name-asian="Noto Serif CJK SC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SG" style:letter-kerning="true" style:font-name-asian="Noto Serif CJK SC" style:font-family-asian="'Noto Serif CJK SC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8:13:16.168504600</meta:creation-date>
    <dc:date>2025-05-17T13:53:45.108295605</dc:date>
    <meta:print-date>2025-05-16T20:21:00</meta:print-date>
    <meta:editing-cycles>3</meta:editing-cycles>
    <meta:editing-duration>PT9M42S</meta:editing-duration>
    <meta:document-statistic meta:table-count="0" meta:image-count="1" meta:object-count="0" meta:page-count="1" meta:paragraph-count="2" meta:word-count="4" meta:character-count="25" meta:non-whitespace-character-count="21"/>
    <meta:generator>LibreOffice/24.2.7.2$Linux_X86_64 LibreOffice_project/420$Build-2</meta:generator>
  </office:meta>
</office:document-meta>
</file>